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0pt" fo:font-weight="normal" officeooo:rsid="0023bc26" officeooo:paragraph-rsid="0023bc26" fo:background-color="transparent" style:font-size-asian="10pt" style:font-weight-asian="normal" style:font-size-complex="10pt" style:font-weight-complex="normal"/>
    </style:style>
    <style:style style:name="P2" style:family="paragraph" style:parent-style-name="Standard">
      <style:text-properties fo:color="#000000" style:font-name="Liberation Serif" fo:font-size="10pt" fo:font-weight="normal" officeooo:rsid="002c64cf" officeooo:paragraph-rsid="002c64cf" fo:background-color="#ffff00" style:font-size-asian="10pt" style:font-weight-asian="normal" style:font-size-complex="10pt" style:font-weight-complex="normal"/>
    </style:style>
    <style:style style:name="P3" style:family="paragraph" style:parent-style-name="Standard">
      <style:text-properties fo:color="#000000" style:font-name="Liberation Serif" fo:font-size="10pt" fo:font-weight="normal" officeooo:rsid="002c64cf" officeooo:paragraph-rsid="0034a3c5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text-properties fo:color="#81d41a" style:font-name="Liberation Serif" fo:font-size="10pt" fo:font-weight="normal" officeooo:rsid="002c64cf" officeooo:paragraph-rsid="0034a3c5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text-properties fo:color="#999999" style:font-name="Liberation Serif" fo:font-size="10pt" fo:font-weight="normal" officeooo:rsid="00377623" officeooo:paragraph-rsid="00377623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text-properties fo:color="#999999" style:font-name="Liberation Serif" fo:font-size="10pt" fo:font-weight="normal" officeooo:rsid="003a9c59" officeooo:paragraph-rsid="003a9c59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text-properties fo:color="#808080" style:font-name="Liberation Serif" fo:font-size="10pt" fo:font-weight="normal" officeooo:rsid="00384b05" officeooo:paragraph-rsid="00384b05" fo:background-color="transparent" style:font-size-asian="10pt" style:font-weight-asian="normal" style:font-size-complex="10pt" style:font-weight-complex="normal"/>
    </style:style>
    <style:style style:name="T1" style:family="text">
      <style:text-properties officeooo:rsid="00384b05"/>
    </style:style>
    <style:style style:name="T2" style:family="text">
      <style:text-properties officeooo:rsid="003a0823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color="#11111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a xlink:type="simple" xlink:href="https://github.com/herry13/raspberrypi-yocto-builder" text:style-name="Internet_20_link" text:visited-style-name="Visited_20_Internet_20_Link">https://github.com/herry13/raspbe</text:a></text:p>
      <text:p text:style-name="P7">В контейнер копируется в root скрипт</text:p>
      <text:p text:style-name="P7">при запуске контейнера запускается сборка</text:p>
      <text:p text:style-name="P7"/>
      <text:p text:style-name="P3">$ docker build -t yocto .</text:p>
      <text:p text:style-name="P3">$ docker run -v $(pwd):/mnt -ti yocto</text:p>
      <text:p text:style-name="P5">Сборка запускается</text:p>
      <text:p text:style-name="P6">Ветка <text:span text:style-name="T4">morty </text:span><text:span text:style-name="T2">Ошибка нет репозитория</text:span></text:p>
      <text:p text:style-name="P6">Пробую ветку <text:span text:style-name="Strong_20_Emphasis"><text:span text:style-name="T3">rocko </text:span></text:span>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0T09:28:46.128079618</meta:creation-date>
    <meta:generator>LibreOffice/6.4.7.2$Linux_X86_64 LibreOffice_project/40$Build-2</meta:generator>
    <dc:date>2024-04-11T14:00:02.206483840</dc:date>
    <meta:editing-duration>PT3H40M25S</meta:editing-duration>
    <meta:editing-cycles>53</meta:editing-cycles>
    <meta:document-statistic meta:table-count="0" meta:image-count="0" meta:object-count="0" meta:page-count="1" meta:paragraph-count="8" meta:word-count="35" meta:character-count="243" meta:non-whitespace-character-count="215"/>
  </office:meta>
</office:document-meta>
</file>